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1.9444in"/>
    </style:style>
    <style:style style:name="TC1" style:family="table-column">
      <style:table-column-properties style:column-width="0.1388in"/>
    </style:style>
    <style:style style:name="TC2" style:family="table-column">
      <style:table-column-properties style:column-width="1.6666in"/>
    </style:style>
    <style:style style:name="TC3" style:family="table-column">
      <style:table-column-properties style:column-width="0.5555in"/>
    </style:style>
    <style:style style:name="TC4" style:family="table-column">
      <style:table-column-properties style:column-width="1.1111in"/>
    </style:style>
    <style:style style:name="TC5" style:family="table-column">
      <style:table-column-properties style:column-width="0.4166in"/>
    </style:style>
    <style:style style:name="TC6" style:family="table-column">
      <style:table-column-properties style:column-width="0.9722in"/>
    </style:style>
    <style:style style:name="TC7" style:family="table-column">
      <style:table-column-properties style:column-width="0.0138in"/>
    </style:style>
    <style:style style:name="TC8" style:family="table-column">
      <style:table-column-properties style:column-width="0.1944in"/>
    </style:style>
    <style:style style:name="TR0" style:family="table-row">
      <style:table-row-properties style:use-optimal-row-height="false" style:row-height="1.2638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0.2916in"/>
    </style:style>
    <style:style style:name="C1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2.0pt" style:font-size-asian="12.0pt" style:font-size-complex="12.0pt">
</style:text-properties>
    </style:style>
    <style:style style:name="TR2" style:family="table-row">
      <style:table-row-properties style:use-optimal-row-height="false" style:row-height="0.0833in"/>
    </style:style>
    <style:style style:name="TR3" style:family="table-row">
      <style:table-row-properties style:use-optimal-row-height="false" style:row-height="0.1111in"/>
    </style:style>
    <style:style style:name="TR4" style:family="table-row">
      <style:table-row-properties style:use-optimal-row-height="false" style:row-height="0.1388in"/>
    </style:style>
    <style:style style:name="TR5" style:family="table-row">
      <style:table-row-properties style:use-optimal-row-height="false" style:row-height="0.2361in"/>
    </style:style>
    <style:style style:name="TR6" style:family="table-row">
      <style:table-row-properties style:use-optimal-row-height="false" style:row-height="0.0555in"/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style:font-name="SansSerif" fo:font-size="42.0pt" style:font-size-asian="42.0pt" style:font-size-complex="42.0pt" fo:font-weight="bold">
</style:text-properties>
    </style:style>
    <style:style style:name="TR7" style:family="table-row">
      <style:table-row-properties style:use-optimal-row-height="false" style:row-height="0.0277in"/>
    </style:style>
    <style:style style:name="TR8" style:family="table-row">
      <style:table-row-properties style:use-optimal-row-height="false" style:row-height="0.0694in"/>
    </style:style>
    <style:style style:name="TR9" style:family="table-row">
      <style:table-row-properties style:use-optimal-row-height="false" style:row-height="0.0972in"/>
    </style:style>
    <style:style style:name="TR10" style:family="table-row">
      <style:table-row-properties style:use-optimal-row-height="false" style:row-height="0.6944in"/>
    </style:style>
    <style:style style:name="TR11" style:family="table-row">
      <style:table-row-properties style:use-optimal-row-height="false" style:row-height="0.8333in"/>
    </style:style>
    <style:style style:name="TR12" style:family="table-row">
      <style:table-row-properties style:use-optimal-row-height="false" style:row-height="0.7638in"/>
    </style:style>
    <style:style style:name="TR13" style:family="table-row">
      <style:table-row-properties style:use-optimal-row-height="false" style:row-height="0.4166in"/>
    </style:style>
    <style:style style:name="T2" style:family="text">
      <style:text-properties style:font-name="SansSerif" fo:font-size="20.0pt" style:font-size-asian="20.0pt" style:font-size-complex="20.0pt" fo:font-weight="bold">
</style:text-properties>
    </style:style>
    <style:style style:name="TR14" style:family="table-row">
      <style:table-row-properties style:use-optimal-row-height="false" style:row-height="0.40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5">
</table:table-column>
        <table:table-column table:style-name="TC1">
</table:table-column>
        <table:table-column table:style-name="TC6">
</table:table-column>
        <table:table-column table:style-name="TC4">
</table:table-column>
        <table:table-column table:style-name="TC7">
</table:table-column>
        <table:table-column table:style-name="TC8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bookmark text:name="JR_PAGE_ANCHOR_0_1"/><text:span text:style-name="T0">身 份证号：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span text:style-name="T0">ID number: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span text:style-name="T0">中文名： null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3">
            <text:p text:style-name="P0"><text:span text:style-name="T0">Chinese name: null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 table:number-rows-spanned="2">
            <text:p text:style-name="P0"><text:span text:style-name="T0">英文名： null null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2" table:number-rows-spanned="6">
            <text:p text:style-name="P1"><text:span text:style-name="T1">劳</text:span></text:p>
          </table:table-cell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1" table:number-columns-spanned="3">
            <text:p text:style-name="P0"><text:span text:style-name="T0">English name: null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1" table:number-columns-spanned="3">
            <text:p text:style-name="P0"><text:span text:style-name="T0">职  位：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2" table:number-rows-spanned="5">
            <text:p text:style-name="P1"><text:span text:style-name="T1">动</text:span></text:p>
          </table:table-cell>
          <table:table-cell table:style-name="C0"/>
          <table:table-cell table:style-name="C0"/>
          <table:table-cell table:style-name="C1" table:number-columns-spanned="4">
            <text:p text:style-name="P0"><text:span text:style-name="T0">Position: null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1" table:number-columns-spanned="4">
            <text:p text:style-name="P0"><text:span text:style-name="T0">工作地点： null</text:span></text:p>
          </table:table-cell>
          <table:covered-table-cell/>
          <table:covered-table-cell/>
          <table:covered-table-cell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1" table:number-columns-spanned="3" table:number-rows-spanned="3">
            <text:p text:style-name="P0"><text:span text:style-name="T0">Work place null</text:span></text:p>
          </table:table-cell>
          <table:covered-table-cell/>
          <table:covered-table-cell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2" table:number-rows-spanned="2">
            <text:p text:style-name="P1"><text:span text:style-name="T1">合</text:span></text:p>
          </table:table-cell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0"/>
          <table:table-cell table:style-name="C0"/>
          <table:table-cell table:style-name="C2">
            <text:p text:style-name="P1"><text:span text:style-name="T1">同</text:span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2">
          <table:table-cell table:style-name="C0"/>
          <table:table-cell table:style-name="C2" table:number-columns-spanned="7">
            <text:p text:style-name="P1"><text:span text:style-name="T1">Labor Contrac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0"/>
          <table:table-cell table:style-name="C2" table:number-columns-spanned="3">
            <text:p text:style-name="P1"><text:span text:style-name="T2">（适用全日制用工）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2" table:number-columns-spanned="5">
            <text:p text:style-name="P1"><text:span text:style-name="T2">(For full-time employees)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